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>
            <text:p>Reaction ID</text:p>
          </table:table-cell>
          <table:table-cell office:value-type="string">
            <text:p>Enzyme ID</text:p>
          </table:table-cell>
          <table:table-cell office:value-type="string">
            <text:p>Substrate IDs</text:p>
          </table:table-cell>
          <table:table-cell office:value-type="string">
            <text:p>Rate Equation Type</text:p>
          </table:table-cell>
          <table:table-cell office:value-type="string">
            <text:p>kcat</text:p>
          </table:table-cell>
          <table:table-cell office:value-type="string">
            <text:p>k_M</text:p>
          </table:table-cell>
          <table:table-cell office:value-type="string">
            <text:p>k_I</text:p>
          </table:table-cell>
          <table:table-cell office:value-type="string">
            <text:p>Custom Rate Equation</text:p>
          </table:table-cell>
          <table:table-cell office:value-type="string">
            <text:p>Custom Parameters</text:p>
          </table:table-cell>
          <table:table-cell office:value-type="string">
            <text:p>Custom Parameter Constants</text:p>
          </table:table-cell>
          <table:table-cell office:value-type="string">
            <text:p>Custom Parameter Constant Values</text:p>
          </table:table-cell>
          <table:table-cell office:value-type="string">
            <text:p>Custom Parameter Variables</text:p>
          </table:table-cell>
        </table:table-row>
        <table:table-row table:style-name="ro2">
          <table:table-cell office:value-type="string">
            <text:p>RXN-16420</text:p>
          </table:table-cell>
          <table:table-cell office:value-type="string">
            <text:p>FORMHYDROGI-CPLX</text:p>
          </table:table-cell>
          <table:table-cell office:value-type="string">
            <text:p>[10FTHF]</text:p>
          </table:table-cell>
          <table:table-cell office:value-type="string">
            <text:p>MM</text:p>
          </table:table-cell>
          <table:table-cell office:value-type="float" office:value="3">
            <text:p>3</text:p>
          </table:table-cell>
          <table:table-cell office:value-type="string">
            <text:p>[1.2]</text:p>
          </table:table-cell>
          <table:table-cell office:value-type="string">
            <text:p>[]</text:p>
          </table:table-cell>
          <table:table-cell table:number-columns-repeated="2"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RXN0-2141</text:p>
          </table:table-cell>
          <table:table-cell office:value-type="string">
            <text:p>FABB-CPLX</text:p>
          </table:table-cell>
          <table:table-cell office:value-type="string">
            <text:p>[MALONYL-ACP]</text:p>
          </table:table-cell>
          <table:table-cell office:value-type="string">
            <text:p>Custom</text:p>
          </table:table-cell>
          <table:table-cell office:value-type="float" office:value="6">
            <text:p>6</text:p>
          </table:table-cell>
          <table:table-cell office:value-type="string">
            <text:p>[.09]</text:p>
          </table:table-cell>
          <table:table-cell office:value-type="string">
            <text:p>[]</text:p>
          </table:table-cell>
          <table:table-cell office:value-type="string">
            <text:p>'k_cat*E*((some_parameter)/(k_M + S_1))</text:p>
          </table:table-cell>
          <table:table-cell office:value-type="string">
            <text:p>[k_cat, some_parameter, k_M, E, S_1]</text:p>
          </table:table-cell>
          <table:table-cell office:value-type="string">
            <text:p>[k_cat, some_parameter, k_M]</text:p>
          </table:table-cell>
          <table:table-cell office:value-type="string">
            <text:p>[6.0, 10.0, .09]</text:p>
          </table:table-cell>
          <table:table-cell office:value-type="string">
            <text:p>{“E”:”FABB-CPLX”, “S_1”:”MALONYL-ACP”}</text:p>
          </table:table-cell>
        </table:table-row>
        <table:table-row table:style-name="ro1">
          <table:table-cell office:value-type="string">
            <text:p>CTPSYN-RXN</text:p>
          </table:table-cell>
          <table:table-cell office:value-type="string">
            <text:p>CTPSYN-CPLX</text:p>
          </table:table-cell>
          <table:table-cell office:value-type="string">
            <text:p>[UTP, GLN, ATP]</text:p>
          </table:table-cell>
          <table:table-cell office:value-type="string">
            <text:p>Custom</text:p>
          </table:table-cell>
          <table:table-cell office:value-type="float" office:value="1">
            <text:p>1</text:p>
          </table:table-cell>
          <table:table-cell office:value-type="string">
            <text:p>[.09,1.3,8.0]</text:p>
          </table:table-cell>
          <table:table-cell office:value-type="string">
            <text:p>[]</text:p>
          </table:table-cell>
          <table:table-cell office:value-type="string">
            <text:p>'k_cat*E*((some_parameter)/(k_M_1 + S_1))*((1)/(k_M_2 + S_2))*((1)/(k_M_3 + S_3))</text:p>
          </table:table-cell>
          <table:table-cell office:value-type="string">
            <text:p>[k_cat, some_parameter, k_M_1, k_M_2, k_M_3, E, S_1, S_2, S_3]</text:p>
          </table:table-cell>
          <table:table-cell office:value-type="string">
            <text:p>[k_cat, some_parameter, k_M_1, k_M_2, k_M_3]</text:p>
          </table:table-cell>
          <table:table-cell office:value-type="string">
            <text:p>[1, 12, .09, 1.3, 9.0]</text:p>
          </table:table-cell>
          <table:table-cell office:value-type="string">
            <text:p>{“E”:”FABB-CPLX”, “S_1”:”UTP”, “S_2”:”GLN”,“S_3”:”ATP”}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4:12:07</meta:creation-date>
    <meta:generator>LibreOffice/3.5$Linux_X86_64 LibreOffice_project/350m1$Build-2</meta:generator>
    <dc:date>2015-06-29T16:01:13</dc:date>
    <meta:editing-duration>PT1H43M20S</meta:editing-duration>
    <meta:editing-cycles>7</meta:editing-cycles>
    <meta:document-statistic meta:table-count="3" meta:cell-count="45" meta:object-count="0"/>
  </office:meta>
</office:document-meta>
</file>